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ic Sans MS" svg:font-family="'Comic Sans MS'" style:font-family-generic="script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style:font-name="Comic Sans MS" fo:font-size="13pt" style:font-size-asian="13pt" style:font-size-complex="13pt"/>
    </style:style>
    <style:style style:name="P2" style:family="paragraph" style:parent-style-name="Standard">
      <style:text-properties style:font-name="Comic Sans MS" fo:font-size="13pt" style:font-size-asian="13pt" style:font-size-complex="13pt"/>
    </style:style>
    <style:style style:name="T1" style:family="text">
      <style:text-properties officeooo:rsid="000e9736"/>
    </style:style>
    <style:style style:name="T2" style:family="text">
      <style:text-properties fo:color="#000000" loext:opacity="100%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MIT License </text:span><text:line-break/><text:line-break/>Copyright (c) &lt;year&gt; &lt;copyright holders&gt; <text:line-break/><text:line-break/>Permission is hereby granted, free of charge, to any person obtaining a copy <text:line-break/>of this software and associated documentation files (the "Software"), to deal <text:line-break/>in the Software without restriction, including without limitation the rights <text:line-break/>to use, copy, modify, merge, publish, distribute, sublicense, and/or sell <text:line-break/>copies of the Software, and to permit persons to whom the Software is <text:line-break/>furnished to do so, subject to the following conditions: <text:line-break/><text:line-break/>The above copyright notice and this permission notice shall be included in all <text:line-break/>copies or substantial portions of the Software. <text:line-break/><text:line-break/>The Software is provided "as is", without warranty of any kind, express or <text:line-break/>implied, including but not limited to the warranties of merchantability, <text:line-break/>fitness for a particular purpose and noninfringement. In no event shall the <text:line-break/>authors or copyright holders be liable for any claim, damages or other <text:line-break/>liability, whether in an action of contract, tort or otherwise, arising from, <text:line-break/>out of or in connection with the Software or the use or other dealings in the <text:line-break/>Softwa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ic Sans MS" svg:font-family="'Comic Sans MS'" style:font-family-generic="script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10:30:50.524770688</meta:creation-date>
    <dc:date>2023-10-07T10:52:54.610024743</dc:date>
    <meta:editing-duration>PT3M34S</meta:editing-duration>
    <meta:editing-cycles>3</meta:editing-cycles>
    <meta:generator>LibreOffice/7.5.4.1$Linux_X86_64 LibreOffice_project/50$Build-1</meta:generator>
    <meta:document-statistic meta:table-count="0" meta:image-count="0" meta:object-count="0" meta:page-count="1" meta:paragraph-count="1" meta:word-count="169" meta:character-count="1093" meta:non-whitespace-character-count="905"/>
  </office:meta>
</office:document-meta>
</file>